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4.5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5.151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85cm" fo:min-width="4.7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8cm" draw:marker-end="Rounded_20_short_20_Arrow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4.5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8cm" fo:min-width="4.574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1.75cm" fo:min-width="6.7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4.574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7.768cm"/>
      <style:paragraph-properties style:writing-mode="lr-tb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3.95cm" fo:min-width="12.9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1.85cm" fo:min-width="5.9cm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9.15cm" fo:min-width="12.9cm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 fo:min-height="1.85cm" fo:min-width="6.4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5" style:family="paragraph">
      <loext:graphic-properties draw:fill-color="#999999"/>
      <style:paragraph-properties fo:text-align="center" style:writing-mode="lr-tb"/>
      <style:text-properties fo:font-style="italic" style:font-style-asian="italic" style:font-style-complex="italic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.074cm" svg:height="0.806cm" svg:x="0.787cm" svg:y="4.611cm">
          <draw:text-box>
            <text:p><text:span text:style-name="T1">OpenAPS dataset</text:span></text:p>
          </draw:text-box>
        </draw:frame>
        <draw:frame draw:style-name="gr2" draw:text-style-name="P3" draw:layer="layout" svg:width="5.651cm" svg:height="0.806cm" svg:x="0.788cm" svg:y="5.742cm">
          <draw:text-box>
            <text:p text:style-name="P2"><text:span text:style-name="T1">OPENonOH dataset</text:span></text:p>
          </draw:text-box>
        </draw:frame>
        <draw:custom-shape draw:style-name="gr3" draw:text-style-name="P5" draw:layer="layout" svg:width="5.276cm" svg:height="2.1cm" svg:x="6.202cm" svg:y="4.5cm">
          <text:p text:style-name="P4"><text:span text:style-name="T2">preprocessing.py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111cm" svg:y1="5.065cm" svg:x2="6.203cm" svg:y2="5.065cm">
          <text:p/>
        </draw:line>
        <draw:line draw:style-name="gr4" draw:text-style-name="P6" draw:layer="layout" svg:x1="5.668cm" svg:y1="6.115cm" svg:x2="6.202cm" svg:y2="6.115cm">
          <text:p/>
        </draw:line>
        <draw:custom-shape draw:style-name="gr3" draw:text-style-name="P5" draw:layer="layout" svg:width="5.276cm" svg:height="2.1cm" svg:x="12.557cm" svg:y="4.5cm">
          <text:p text:style-name="P4"><text:span text:style-name="T2">aggregation_</text:span><text:span text:style-name="T2"><text:line-break/></text:span><text:span text:style-name="T2">step.ipynb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466cm" svg:y1="5.065cm" svg:x2="12.558cm" svg:y2="5.065cm">
          <text:p/>
        </draw:line>
        <draw:line draw:style-name="gr4" draw:text-style-name="P6" draw:layer="layout" svg:x1="11.478cm" svg:y1="6.115cm" svg:x2="12.558cm" svg:y2="6.115cm">
          <text:p/>
        </draw:line>
        <draw:custom-shape draw:style-name="gr3" draw:text-style-name="P5" draw:layer="layout" svg:width="5.276cm" svg:height="2.1cm" svg:x="18.924cm" svg:y="4.5cm">
          <text:p text:style-name="P4"><text:span text:style-name="T2">duplicates.ipynb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7.833cm" svg:y1="5.065cm" svg:x2="18.925cm" svg:y2="5.55cm">
          <text:p/>
        </draw:line>
        <draw:line draw:style-name="gr4" draw:text-style-name="P6" draw:layer="layout" svg:x1="17.833cm" svg:y1="6.196cm" svg:x2="18.925cm" svg:y2="5.55cm">
          <text:p/>
        </draw:line>
        <draw:frame draw:style-name="gr5" draw:text-style-name="P7" draw:layer="layout" svg:width="5.713cm" svg:height="1.361cm" svg:x="9.187cm" svg:y="3.711cm">
          <draw:text-box>
            <text:p><text:span text:style-name="T1">csv_per_measurement</text:span></text:p>
          </draw:text-box>
        </draw:frame>
        <draw:frame draw:style-name="gr1" draw:text-style-name="P7" draw:layer="layout" svg:width="3.412cm" svg:height="0.806cm" svg:x="16.688cm" svg:y="3.712cm">
          <draw:text-box>
            <text:p><text:span text:style-name="T1">csv_per_day</text:span></text:p>
          </draw:text-box>
        </draw:frame>
        <draw:frame draw:style-name="gr6" draw:text-style-name="P8" draw:layer="layout" svg:width="3.612cm" svg:height="1.688cm" svg:x="24.188cm" svg:y="4.712cm">
          <draw:text-box>
            <text:p><text:span text:style-name="T3">Duplicates_</text:span><text:span text:style-name="T3"><text:line-break/></text:span><text:span text:style-name="T3">OpenAPS_</text:span><text:span text:style-name="T3"><text:line-break/></text:span><text:span text:style-name="T3">OPENonOH.csv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8" draw:text-style-name="P5" xml:id="id1" draw:id="id1" draw:layer="layout" svg:width="7.278cm" svg:height="2cm" svg:x="5.1cm" svg:y="4.6cm">
          <text:p text:style-name="P4"><text:span text:style-name="T2">generate_config_json.py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13cm" svg:height="0.806cm" svg:x="4.687cm" svg:y="2.711cm">
          <draw:text-box>
            <text:p><text:span text:style-name="T1">config_master.json</text:span></text:p>
          </draw:text-box>
        </draw:frame>
        <draw:line draw:style-name="gr4" draw:text-style-name="P6" draw:layer="layout" svg:x1="7.111cm" svg:y1="3.6cm" svg:x2="7.111cm" svg:y2="4.505cm">
          <text:p/>
        </draw:line>
        <draw:line draw:style-name="gr4" draw:text-style-name="P6" draw:layer="layout" svg:x1="10.411cm" svg:y1="3.587cm" svg:x2="10.411cm" svg:y2="4.492cm">
          <text:p/>
        </draw:line>
        <draw:frame draw:style-name="gr9" draw:text-style-name="P1" draw:layer="layout" svg:width="1.8cm" svg:height="0.889cm" svg:x="9.5cm" svg:y="2.711cm">
          <draw:text-box>
            <text:p><text:span text:style-name="T1">[data]</text:span></text:p>
          </draw:text-box>
        </draw:frame>
        <draw:line draw:style-name="gr4" draw:text-style-name="P6" xml:id="id2" draw:id="id2" draw:layer="layout" svg:x1="8.739cm" svg:y1="9.9cm" svg:x2="9.644cm" svg:y2="9.9cm">
          <text:p/>
        </draw:line>
        <draw:frame draw:style-name="gr1" draw:text-style-name="P1" draw:layer="layout" svg:width="4.512cm" svg:height="0.806cm" svg:x="9.688cm" svg:y="9.411cm">
          <draw:text-box>
            <text:p><text:span text:style-name="T1">3. config_all.json</text:span></text:p>
          </draw:text-box>
        </draw:frame>
        <draw:connector draw:style-name="gr10" draw:text-style-name="P10" draw:layer="layout" svg:x1="8.739cm" svg:y1="6.6cm" svg:x2="8.739cm" svg:y2="9.9cm" draw:start-shape="id1" draw:start-glue-point="2" draw:end-shape="id2" draw:end-glue-point="3" svg:d="M8739 6600v3300" svg:viewBox="0 0 1 3301">
          <text:p/>
        </draw:connector>
        <draw:line draw:style-name="gr4" draw:text-style-name="P6" draw:layer="layout" svg:x1="8.726cm" svg:y1="7.901cm" svg:x2="9.631cm" svg:y2="7.901cm">
          <text:p/>
        </draw:line>
        <draw:frame draw:style-name="gr9" draw:text-style-name="P1" draw:layer="layout" svg:width="5.012cm" svg:height="0.889cm" svg:x="9.675cm" svg:y="7.412cm">
          <draw:text-box>
            <text:p><text:span text:style-name="T1">1. config_single.json</text:span></text:p>
          </draw:text-box>
        </draw:frame>
        <draw:line draw:style-name="gr4" draw:text-style-name="P6" draw:layer="layout" svg:x1="8.713cm" svg:y1="8.902cm" svg:x2="9.618cm" svg:y2="8.902cm">
          <text:p/>
        </draw:line>
        <draw:frame draw:style-name="gr1" draw:text-style-name="P1" draw:layer="layout" svg:width="5.738cm" svg:height="0.806cm" svg:x="9.662cm" svg:y="8.413cm">
          <draw:text-box>
            <text:p><text:span text:style-name="T1">2. config_pairwise.json</text:span></text:p>
          </draw:text-box>
        </draw:frame>
        <draw:frame presentation:style-name="pr2" draw:text-style-name="P11" draw:layer="layout" svg:width="25.199cm" svg:height="2.629cm" svg:x="1.401cm" svg:y="-0.628cm" presentation:class="title" presentation:user-transformed="true">
          <draw:text-box>
            <text:p>Preparations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frame presentation:style-name="pr2" draw:text-style-name="P11" draw:layer="layout" svg:width="25.199cm" svg:height="2.629cm" svg:x="1.4cm" svg:y="-0.629cm" presentation:class="title" presentation:user-transformed="true">
          <draw:text-box>
            <text:p>Processing per single dataset</text:p>
          </draw:text-box>
        </draw:frame>
        <draw:frame draw:style-name="gr11" draw:text-style-name="P12" draw:layer="layout" svg:width="28.268cm" svg:height="1.673cm" svg:x="0.078cm" svg:y="-1.8cm">
          <draw:text-box>
            <text:p>Each dataset consisting of a collection of json-files is processed through this sequence of steps</text:p>
            <text:p>The output of the last stage (a set of per_day.csv files) is then the input for the pairwise processing.</text:p>
          </draw:text-box>
        </draw:frame>
        <draw:g>
          <draw:custom-shape draw:style-name="gr12" draw:text-style-name="P13" draw:layer="layout" svg:width="13.4cm" svg:height="14.2cm" svg:x="0.5cm" svg:y="3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6.4cm" svg:height="2.1cm" svg:x="6.2cm" svg:y="4.7cm">
            <text:p text:style-name="P4"><text:span text:style-name="T2">data_json_2_csv.p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6.4cm" svg:height="2.1cm" svg:x="6.2cm" svg:y="9.1cm">
            <text:p text:style-name="P4"><text:span text:style-name="T2">aggregation.p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6.4cm" svg:height="2.1cm" svg:x="6.3cm" svg:y="13.5cm">
            <text:p text:style-name="P4"><text:span text:style-name="T2">self_duplicates.py</text:span></text:p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4.212cm" svg:height="0.806cm" svg:x="7.388cm" svg:y="3.111cm">
            <draw:text-box>
              <text:p><text:span text:style-name="T4">*.json data files</text:span></text:p>
            </draw:text-box>
          </draw:frame>
          <draw:line draw:style-name="gr4" draw:text-style-name="P6" draw:layer="layout" svg:x1="9.512cm" svg:y1="3.8cm" svg:x2="9.512cm" svg:y2="4.705cm">
            <text:p/>
          </draw:line>
          <draw:frame draw:style-name="gr1" draw:text-style-name="P1" draw:layer="layout" svg:width="5.074cm" svg:height="0.806cm" svg:x="0.787cm" svg:y="5.311cm">
            <draw:text-box>
              <text:p><text:span text:style-name="T1">config_single.json</text:span></text:p>
            </draw:text-box>
          </draw:frame>
          <draw:line draw:style-name="gr4" draw:text-style-name="P6" draw:layer="layout" svg:x1="5.111cm" svg:y1="5.765cm" svg:x2="6.203cm" svg:y2="5.765cm">
            <text:p/>
          </draw:line>
          <draw:frame draw:style-name="gr9" draw:text-style-name="P1" draw:layer="layout" svg:width="6.611cm" svg:height="0.889cm" svg:x="6.189cm" svg:y="7.511cm">
            <draw:text-box>
              <text:p><text:span text:style-name="T1">csv_per_measurement files</text:span></text:p>
            </draw:text-box>
          </draw:frame>
          <draw:line draw:style-name="gr4" draw:text-style-name="P6" draw:layer="layout" svg:x1="9.513cm" svg:y1="8.2cm" svg:x2="9.513cm" svg:y2="9.105cm">
            <text:p/>
          </draw:line>
          <draw:line draw:style-name="gr4" draw:text-style-name="P6" draw:layer="layout" svg:x1="9.513cm" svg:y1="6.787cm" svg:x2="9.513cm" svg:y2="7.692cm">
            <text:p/>
          </draw:line>
          <draw:frame draw:style-name="gr5" draw:text-style-name="P1" draw:layer="layout" svg:width="8.91cm" svg:height="1.361cm" svg:x="5.09cm" svg:y="11.898cm">
            <draw:text-box>
              <text:p><text:span text:style-name="T1">per_day_with-self-duplicates.csv files</text:span></text:p>
            </draw:text-box>
          </draw:frame>
          <draw:line draw:style-name="gr4" draw:text-style-name="P6" draw:layer="layout" svg:x1="9.514cm" svg:y1="12.587cm" svg:x2="9.514cm" svg:y2="13.492cm">
            <text:p/>
          </draw:line>
          <draw:line draw:style-name="gr4" draw:text-style-name="P6" draw:layer="layout" svg:x1="9.514cm" svg:y1="11.174cm" svg:x2="9.514cm" svg:y2="12.079cm">
            <text:p/>
          </draw:line>
          <draw:frame draw:style-name="gr1" draw:text-style-name="P1" draw:layer="layout" svg:width="5.074cm" svg:height="0.806cm" svg:x="0.787cm" svg:y="9.811cm">
            <draw:text-box>
              <text:p><text:span text:style-name="T1">config_single.json</text:span></text:p>
            </draw:text-box>
          </draw:frame>
          <draw:line draw:style-name="gr4" draw:text-style-name="P6" draw:layer="layout" svg:x1="5.111cm" svg:y1="10.265cm" svg:x2="6.203cm" svg:y2="10.265cm">
            <text:p/>
          </draw:line>
          <draw:frame draw:style-name="gr1" draw:text-style-name="P1" draw:layer="layout" svg:width="5.074cm" svg:height="0.806cm" svg:x="0.787cm" svg:y="14.211cm">
            <draw:text-box>
              <text:p><text:span text:style-name="T1">config_single.json</text:span></text:p>
            </draw:text-box>
          </draw:frame>
          <draw:line draw:style-name="gr4" draw:text-style-name="P6" draw:layer="layout" svg:x1="5.111cm" svg:y1="14.665cm" svg:x2="6.203cm" svg:y2="14.665cm">
            <text:p/>
          </draw:line>
          <draw:frame draw:style-name="gr1" draw:text-style-name="P14" draw:layer="layout" svg:width="4.51cm" svg:height="0.806cm" svg:x="7.29cm" svg:y="16.285cm">
            <draw:text-box>
              <text:p><text:span text:style-name="T4">per_day.csv files</text:span></text:p>
            </draw:text-box>
          </draw:frame>
          <draw:line draw:style-name="gr4" draw:text-style-name="P6" draw:layer="layout" svg:x1="9.514cm" svg:y1="15.561cm" svg:x2="9.514cm" svg:y2="16.466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frame presentation:style-name="pr2" draw:text-style-name="P11" draw:layer="layout" svg:width="25.199cm" svg:height="2.629cm" svg:x="1.4cm" svg:y="-0.629cm" presentation:class="title" presentation:user-transformed="true">
          <draw:text-box>
            <text:p>Full pipeline</text:p>
          </draw:text-box>
        </draw:frame>
        <draw:frame draw:style-name="gr11" draw:text-style-name="P12" draw:layer="layout" svg:width="28.268cm" svg:height="1.673cm" svg:x="0.078cm" svg:y="-1.8cm">
          <draw:text-box>
            <text:p>Each dataset consisting of a collection of json-files is processed through this sequence of steps</text:p>
            <text:p>The output of the last stage (a set of per_day.csv files) is then the input for the pairwise processing.</text:p>
          </draw:text-box>
        </draw:frame>
        <draw:g>
          <draw:custom-shape draw:style-name="gr14" draw:text-style-name="P13" draw:layer="layout" svg:width="13.4cm" svg:height="19.4cm" svg:x="0.5cm" svg:y="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6.4cm" svg:height="2.1cm" svg:x="6.2cm" svg:y="4.7cm">
            <text:p text:style-name="P4"><text:span text:style-name="T2">1. Processing per </text:span><text:span text:style-name="T2"><text:line-break/></text:span><text:span text:style-name="T2">single dataset</text:span></text:p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4.212cm" svg:height="0.806cm" svg:x="7.388cm" svg:y="3.111cm">
            <draw:text-box>
              <text:p><text:span text:style-name="T4">*.json data files</text:span></text:p>
            </draw:text-box>
          </draw:frame>
          <draw:line draw:style-name="gr4" draw:text-style-name="P6" draw:layer="layout" svg:x1="9.512cm" svg:y1="3.8cm" svg:x2="9.512cm" svg:y2="4.705cm">
            <text:p/>
          </draw:line>
          <draw:frame draw:style-name="gr1" draw:text-style-name="P1" draw:layer="layout" svg:width="4.513cm" svg:height="0.806cm" svg:x="0.687cm" svg:y="5.311cm">
            <draw:text-box>
              <text:p><text:span text:style-name="T1">config_single.json</text:span></text:p>
            </draw:text-box>
          </draw:frame>
          <draw:line draw:style-name="gr4" draw:text-style-name="P6" draw:layer="layout" svg:x1="5.111cm" svg:y1="5.765cm" svg:x2="6.203cm" svg:y2="5.765cm">
            <text:p/>
          </draw:line>
          <draw:frame draw:style-name="gr9" draw:text-style-name="P1" xml:id="id3" draw:id="id3" draw:layer="layout" svg:width="4.411cm" svg:height="0.889cm" svg:x="7.289cm" svg:y="7.511cm">
            <draw:text-box>
              <text:p><text:span text:style-name="T1">Per_day.csv files</text:span></text:p>
            </draw:text-box>
          </draw:frame>
          <draw:line draw:style-name="gr4" draw:text-style-name="P6" draw:layer="layout" svg:x1="9.513cm" svg:y1="8.2cm" svg:x2="9.513cm" svg:y2="9.105cm">
            <text:p/>
          </draw:line>
          <draw:line draw:style-name="gr4" draw:text-style-name="P6" draw:layer="layout" svg:x1="9.513cm" svg:y1="6.787cm" svg:x2="9.513cm" svg:y2="7.692cm">
            <text:p/>
          </draw:line>
          <draw:line draw:style-name="gr4" draw:text-style-name="P6" draw:layer="layout" svg:x1="9.514cm" svg:y1="12.718cm" svg:x2="9.514cm" svg:y2="13.492cm">
            <text:p/>
          </draw:line>
          <draw:line draw:style-name="gr4" draw:text-style-name="P6" draw:layer="layout" svg:x1="9.514cm" svg:y1="11.174cm" svg:x2="9.514cm" svg:y2="12.079cm">
            <text:p/>
          </draw:line>
          <draw:frame draw:style-name="gr1" draw:text-style-name="P1" draw:layer="layout" svg:width="5.074cm" svg:height="0.806cm" svg:x="0.287cm" svg:y="9.811cm">
            <draw:text-box>
              <text:p><text:span text:style-name="T1">config_pairwise.json</text:span></text:p>
            </draw:text-box>
          </draw:frame>
          <draw:line draw:style-name="gr4" draw:text-style-name="P6" draw:layer="layout" svg:x1="5.2cm" svg:y1="10.265cm" svg:x2="6.103cm" svg:y2="10.265cm">
            <text:p/>
          </draw:line>
          <draw:frame draw:style-name="gr1" draw:text-style-name="P1" draw:layer="layout" svg:width="3.813cm" svg:height="0.806cm" svg:x="1.587cm" svg:y="14.211cm">
            <draw:text-box>
              <text:p><text:span text:style-name="T1">config_all.json</text:span></text:p>
            </draw:text-box>
          </draw:frame>
          <draw:line draw:style-name="gr4" draw:text-style-name="P6" draw:layer="layout" svg:x1="5.211cm" svg:y1="14.665cm" svg:x2="6.303cm" svg:y2="14.665cm">
            <text:p/>
          </draw:line>
          <draw:frame draw:style-name="gr5" draw:text-style-name="P15" draw:layer="layout" svg:width="7.11cm" svg:height="1.361cm" svg:x="5.99cm" svg:y="16.285cm">
            <draw:text-box>
              <text:p text:style-name="P10"><text:span text:style-name="T4">data_per_user_id.csv + data_per_user_id_date.csv</text:span></text:p>
            </draw:text-box>
          </draw:frame>
          <draw:line draw:style-name="gr4" draw:text-style-name="P6" draw:layer="layout" svg:x1="9.514cm" svg:y1="15.561cm" svg:x2="9.514cm" svg:y2="16.466cm">
            <text:p/>
          </draw:line>
          <draw:line draw:style-name="gr4" draw:text-style-name="P6" draw:layer="layout" svg:x1="9.514cm" svg:y1="17.575cm" svg:x2="9.514cm" svg:y2="18.48cm">
            <text:p/>
          </draw:line>
          <draw:frame draw:style-name="gr5" draw:text-style-name="P16" draw:layer="layout" svg:width="7.81cm" svg:height="1.361cm" svg:x="5.59cm" svg:y="11.912cm">
            <draw:text-box>
              <text:p text:style-name="P10"><text:span text:style-name="T1">duplicates_[ds‘m]_[ds‘n].csv files</text:span></text:p>
            </draw:text-box>
          </draw:frame>
          <draw:custom-shape draw:style-name="gr15" draw:text-style-name="P5" draw:layer="layout" svg:width="6.9cm" svg:height="2.1cm" svg:x="6.1cm" svg:y="9.1cm">
            <text:p text:style-name="P4"><text:span text:style-name="T2">2. Pairwise processing:</text:span><text:span text:style-name="T2"><text:line-break/></text:span><text:span text:style-name="T2">find duplicates</text:span></text:p>
            <draw:enhanced-geometry svg:viewBox="0 0 21600 21600" draw:type="rectangle" draw:enhanced-path="M 0 0 L 21600 0 21600 21600 0 21600 0 0 Z N"/>
          </draw:custom-shape>
          <draw:line draw:style-name="gr4" draw:text-style-name="P6" xml:id="id4" draw:id="id4" draw:layer="layout" svg:x1="13.782cm" svg:y1="14.675cm" svg:x2="12.69cm" svg:y2="14.675cm">
            <text:p/>
          </draw:line>
          <draw:connector draw:style-name="gr16" draw:text-style-name="P10" draw:layer="layout" svg:x1="11.7cm" svg:y1="7.955cm" svg:x2="13.782cm" svg:y2="14.675cm" draw:start-shape="id3" draw:start-glue-point="1" draw:end-shape="id4" draw:end-glue-point="1" svg:d="M11700 7955h2082v6720" svg:viewBox="0 0 2083 6721">
            <text:p/>
          </draw:connector>
          <draw:frame draw:style-name="gr1" draw:text-style-name="P1" draw:layer="layout" svg:width="3.813cm" svg:height="0.806cm" svg:x="1.587cm" svg:y="19.211cm">
            <draw:text-box>
              <text:p><text:span text:style-name="T1">config_viz.json</text:span></text:p>
            </draw:text-box>
          </draw:frame>
          <draw:line draw:style-name="gr4" draw:text-style-name="P6" draw:layer="layout" svg:x1="5.211cm" svg:y1="19.665cm" svg:x2="6.303cm" svg:y2="19.665cm">
            <text:p/>
          </draw:line>
          <draw:line draw:style-name="gr4" draw:text-style-name="P6" draw:layer="layout" svg:x1="9.514cm" svg:y1="20.562cm" svg:x2="9.514cm" svg:y2="21.467cm">
            <text:p/>
          </draw:line>
          <draw:custom-shape draw:style-name="gr13" draw:text-style-name="P5" draw:layer="layout" svg:width="6.4cm" svg:height="2.1cm" svg:x="6.3cm" svg:y="13.5cm">
            <text:p text:style-name="P4"><text:span text:style-name="T2">3. Aggregation of </text:span><text:span text:style-name="T2"><text:line-break/></text:span><text:span text:style-name="T2">all dataset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6.4cm" svg:height="2.1cm" svg:x="6.3cm" svg:y="18.488cm">
            <text:p text:style-name="P4"><text:span text:style-name="T2">4. Visualisation &amp;</text:span></text:p>
            <text:p text:style-name="P4"><text:span text:style-name="T2">Quality Control</text:span></text:p>
            <draw:enhanced-geometry svg:viewBox="0 0 21600 21600" draw:type="rectangle" draw:enhanced-path="M 0 0 L 21600 0 21600 21600 0 21600 0 0 Z N"/>
          </draw:custom-shape>
          <draw:frame draw:style-name="gr1" draw:text-style-name="P15" draw:layer="layout" svg:width="1.41cm" svg:height="0.806cm" svg:x="8.79cm" svg:y="21.313cm">
            <draw:text-box>
              <text:p text:style-name="P10"><text:span text:style-name="T4">png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1:16:37.986659454</meta:creation-date>
    <dc:date>2022-07-04T23:05:00.276496329</dc:date>
    <meta:editing-duration>P1DT7H51M31S</meta:editing-duration>
    <meta:editing-cycles>10</meta:editing-cycles>
    <meta:generator>LibreOffice/6.4.7.2$Linux_X86_64 LibreOffice_project/40$Build-2</meta:generator>
    <meta:document-statistic meta:object-count="110"/>
  </office:meta>
</office:document-meta>
</file>